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end" style:justify-single-word="false"/>
      <style:text-properties fo:font-size="12pt" style:font-size-asian="12pt" style:font-size-complex="12pt"/>
    </style:style>
    <style:style style:name="P2" style:family="paragraph" style:parent-style-name="Standard">
      <style:paragraph-properties fo:line-height="200%"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line-height="200%" fo:text-align="start" style:justify-single-word="false"/>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ques Uber</text:p>
      <text:p text:style-name="P1">1/24/2013</text:p>
      <text:p text:style-name="P1">CS391</text:p>
      <text:p text:style-name="P1">CS Ethics</text:p>
      <text:p text:style-name="P1">Security</text:p>
      <text:p text:style-name="P1"/>
      <text:p text:style-name="P2">Evaluating the morality of Scanning</text:p>
      <text:p text:style-name="P3"/>
      <text:p text:style-name="P3">Some applications run on computers that are connected to a network. When one computer application wants to talk to another application on another computer, it sends messages over the network to the remote applications specific IP address and port number. The application receiving the messages listens on a certain port to receive those messages. One can leverage the fact that some applications are always listening on a certain port for messages (like web servers and port 80) to determine what sorts of applications are running on any given computer [1]. The action of probing a computer's ports for application information is called 'scanning'. There are tools specifically to 'map' a network by iterating over a range of IP addresses and scanning every IP. Recently, I traveled to Portland and stopped by my father's office. I wanted to get onto the Internet so he allowed me to plug into an RJ-52 terminated CAT-5 Ethernet cable that was connected to a wall socket. I solicited any listening DHCP servers for an IP address and found that I was offered a valid IP that I could use to route my traffic onto the Internet. After building a SOCKS proxy over SSH (they were filtering URLs and causing me not to be able to check facebook), I decided to fire up nmap and scan their network [2]. I found all sorts of goodies: apparently their workstation network is not on a segregated network block and has access to all mail servers, file servers, CAD servers, network switches, etc. I immediately told my father about what I had found and I did not pursue exploring their network, or the machines on it, any further. A half hour later <text:soft-page-break/>an IT guy came into my fathers office and said that someone was scanning their network. I acknowledged it was me. There were no repercussions for scanning their network.</text:p>
      <text:p text:style-name="P3"/>
      <text:p text:style-name="P3">Under Act U we have to consider three people when evaluating happiness: my father, the IT guy, and me. My father was very interested in what I found and had given me permission to scan the network and I had fun poking around the network. The IT guy seems a little bit annoyed and definitely had his happiness levels reduced. Act U would consider my scanning moral on the basis that it made two out of the three people more happy.</text:p>
      <text:p text:style-name="P3"/>
      <text:p text:style-name="P3">Using Kantianism, if everyone were to scan networks would there be an issue? Scanning is a purely passive act. So if people just scanned and never acted upon security vulnerabilities they found, scanning wouldn't really harm things. <text:s/>But, scanning is usually a precursor to an actual cyber attack. Because of this, IT people usually like to be alerted when their network is being scanned because it means that they might have a security breach. If everyone scanned whichever network they were on, it would be almost impossible to tell if the scan was coming from a virus infected machine about to launch an exploit or from an ordinary user. Scanning would cause a lot of false positives so Kantianism would find it to be immoral.</text:p>
      <text:p text:style-name="P3"/>
      <text:p text:style-name="P3">Since my scanning didn't actually do any damage and I was the only one scanning the network, I think it was moral. My scanning of the network could also be seen as a fire drill of sorts, the IT guy was able to make sure his IDS (Intrusion Detection System) was working.</text:p>
      <text:p text:style-name="P3"/>
      <text:p text:style-name="P3">[1] <text:a xlink:type="simple" xlink:href="http://searchmidmarketsecurity.techtarget.com/definition/network-scanning">http://searchmidmarketsecurity.techtarget.com/definition/network-scanning</text:a></text:p>
      <text:p text:style-name="P3">[2] http://nmap.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18:09:20</meta:creation-date>
    <dc:date>2013-02-17T17:43:56</dc:date>
    <meta:editing-duration>PT19M30S</meta:editing-duration>
    <meta:editing-cycles>7</meta:editing-cycles>
    <meta:generator>LibreOffice/3.5$Linux_X86_64 LibreOffice_project/350m1$Build-2</meta:generator>
    <dc:creator>Jacques Uber</dc:creator>
    <meta:document-statistic meta:table-count="0" meta:image-count="0" meta:object-count="0" meta:page-count="2" meta:paragraph-count="12" meta:word-count="586" meta:character-count="3406" meta:non-whitespace-character-count="2831"/>
  </office:meta>
</office:document-meta>
</file>